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style:style>
    <style:style style:name="P3" style:family="paragraph" style:parent-style-name="Preformatted_20_Text">
      <style:text-properties style:font-name="Liberation Serif" fo:font-weight="bold" style:font-weight-asian="bold" style:font-weight-complex="bold"/>
    </style:style>
    <style:style style:name="P4" style:family="paragraph" style:parent-style-name="Preformatted_20_Text">
      <style:text-properties style:font-name="Liberation Serif" fo:font-weight="bold" officeooo:paragraph-rsid="0029eca6" style:font-weight-asian="bold" style:font-weight-complex="bold"/>
    </style:style>
    <style:style style:name="P5" style:family="paragraph" style:parent-style-name="Preformatted_20_Text">
      <style:text-properties style:font-name="Liberation Serif" fo:font-weight="normal" style:font-weight-asian="normal" style:font-weight-complex="normal"/>
    </style:style>
    <style:style style:name="P6" style:family="paragraph" style:parent-style-name="Preformatted_20_Text">
      <style:text-properties style:font-name="Liberation Serif" officeooo:paragraph-rsid="0029eca6"/>
    </style:style>
    <style:style style:name="P7" style:family="paragraph" style:parent-style-name="Preformatted_20_Text">
      <style:text-properties style:font-name="Liberation Sans"/>
    </style:style>
    <style:style style:name="P8" style:family="paragraph" style:parent-style-name="Preformatted_20_Text" style:list-style-name="L1">
      <style:text-properties style:font-name="Liberation Serif" officeooo:paragraph-rsid="0029eca6"/>
    </style:style>
    <style:style style:name="P9" style:family="paragraph" style:parent-style-name="Preformatted_20_Text" style:list-style-name="L2">
      <style:text-properties style:font-name="Liberation Serif"/>
    </style:style>
    <style:style style:name="P10" style:family="paragraph" style:parent-style-name="Preformatted_20_Text" style:list-style-name="L2">
      <style:text-properties style:font-name="Liberation Serif" officeooo:paragraph-rsid="0022e1d5"/>
    </style:style>
    <style:style style:name="P11" style:family="paragraph" style:parent-style-name="Preformatted_20_Text" style:list-style-name="L2">
      <style:text-properties style:font-name="Liberation Serif" officeooo:paragraph-rsid="002528fe"/>
    </style:style>
    <style:style style:name="P12" style:family="paragraph" style:parent-style-name="Preformatted_20_Text" style:list-style-name="L2">
      <style:text-properties style:font-name="Liberation Serif" officeooo:rsid="0022e1d5" officeooo:paragraph-rsid="0022e1d5"/>
    </style:style>
    <style:style style:name="P13" style:family="paragraph" style:parent-style-name="Preformatted_20_Text" style:list-style-name="L2">
      <style:text-properties style:font-name="Liberation Serif" officeooo:rsid="002528fe" officeooo:paragraph-rsid="002528fe"/>
    </style:style>
    <style:style style:name="P14" style:family="paragraph" style:parent-style-name="Preformatted_20_Text" style:list-style-name="L3">
      <style:text-properties style:font-name="Liberation Serif"/>
    </style:style>
    <style:style style:name="P15" style:family="paragraph" style:parent-style-name="Preformatted_20_Text" style:list-style-name="L4">
      <style:text-properties style:font-name="Liberation Serif"/>
    </style:style>
    <style:style style:name="T1" style:family="text">
      <style:text-properties fo:font-style="italic" style:font-style-asian="italic" style:font-style-complex="italic"/>
    </style:style>
    <style:style style:name="T2" style:family="text">
      <style:text-properties fo:font-style="italic" officeooo:rsid="00215a8b" style:font-style-asian="italic" style:font-style-complex="italic"/>
    </style:style>
    <style:style style:name="T3" style:family="text">
      <style:text-properties fo:font-style="italic" officeooo:rsid="0024709a" style:font-style-asian="italic" style:font-style-complex="italic"/>
    </style:style>
    <style:style style:name="T4" style:family="text">
      <style:text-properties fo:font-style="italic" officeooo:rsid="0029eca6" style:font-style-asian="italic" style:font-style-complex="italic"/>
    </style:style>
    <style:style style:name="T5" style:family="text">
      <style:text-properties fo:font-style="italic" officeooo:rsid="00286589" style:font-style-asian="italic" style:font-style-complex="italic"/>
    </style:style>
    <style:style style:name="T6" style:family="text">
      <style:text-properties style:font-name="Liberation Serif"/>
    </style:style>
    <style:style style:name="T7" style:family="text">
      <style:text-properties style:font-name="Liberation Serif" fo:font-size="10pt" officeooo:rsid="001ece79" style:font-name-asian="Liberation Mono" style:font-size-asian="10pt" style:font-name-complex="Liberation Mono" style:font-size-complex="10pt"/>
    </style:style>
    <style:style style:name="T8" style:family="text">
      <style:text-properties style:font-name="Liberation Serif" fo:font-size="10pt" officeooo:rsid="00215a8b" style:font-name-asian="Liberation Mono" style:font-size-asian="10pt" style:font-name-complex="Liberation Mono" style:font-size-complex="10pt"/>
    </style:style>
    <style:style style:name="T9" style:family="text">
      <style:text-properties style:font-name="Liberation Serif" fo:font-size="10pt" officeooo:rsid="00277281" style:font-name-asian="Liberation Mono" style:font-size-asian="10pt" style:font-name-complex="Liberation Mono" style:font-size-complex="10pt"/>
    </style:style>
    <style:style style:name="T10" style:family="text">
      <style:text-properties style:font-name="Liberation Serif" fo:font-style="italic" style:font-style-asian="italic" style:font-style-complex="italic"/>
    </style:style>
    <style:style style:name="T11" style:family="text">
      <style:text-properties style:font-name="Liberation Serif" fo:font-style="italic" officeooo:rsid="00277281" style:font-style-asian="italic" style:font-style-complex="italic"/>
    </style:style>
    <style:style style:name="T12" style:family="text">
      <style:text-properties officeooo:rsid="001f8eaf"/>
    </style:style>
    <style:style style:name="T13" style:family="text">
      <style:text-properties style:font-name="Liberation Sans Mono"/>
    </style:style>
    <style:style style:name="T14" style:family="text">
      <style:text-properties style:font-name="Liberation Mono" fo:font-size="10pt" style:font-name-asian="Liberation Mono" style:font-size-asian="10pt" style:font-name-complex="Liberation Mono" style:font-size-complex="10pt"/>
    </style:style>
    <style:style style:name="T15" style:family="text">
      <style:text-properties style:font-name="Liberation Mono" fo:font-size="10pt" officeooo:rsid="001f8eaf" style:font-name-asian="Liberation Mono" style:font-size-asian="10pt" style:font-name-complex="Liberation Mono" style:font-size-complex="10pt"/>
    </style:style>
    <style:style style:name="T16" style:family="text">
      <style:text-properties style:font-name="Liberation Mono" fo:font-size="10pt" officeooo:rsid="00277281" style:font-name-asian="Liberation Mono" style:font-size-asian="10pt" style:font-name-complex="Liberation Mono" style:font-size-complex="10pt"/>
    </style:style>
    <style:style style:name="T17" style:family="text">
      <style:text-properties officeooo:rsid="0022e1d5"/>
    </style:style>
    <style:style style:name="T18" style:family="text">
      <style:text-properties fo:font-style="normal" style:font-style-asian="normal" style:font-style-complex="normal"/>
    </style:style>
    <style:style style:name="T19" style:family="text">
      <style:text-properties fo:font-style="normal" officeooo:rsid="0024709a" style:font-style-asian="normal" style:font-style-complex="normal"/>
    </style:style>
    <style:style style:name="T20" style:family="text">
      <style:text-properties fo:font-style="normal" officeooo:rsid="00286589" style:font-style-asian="normal" style:font-style-complex="normal"/>
    </style:style>
    <style:style style:name="T21" style:family="text">
      <style:text-properties fo:font-style="normal" officeooo:rsid="0029eca6" style:font-style-asian="normal" style:font-style-complex="normal"/>
    </style:style>
    <style:style style:name="T22" style:family="text">
      <style:text-properties officeooo:rsid="0024709a"/>
    </style:style>
    <style:style style:name="T23" style:family="text">
      <style:text-properties officeooo:rsid="002528fe"/>
    </style:style>
    <style:style style:name="T24" style:family="text">
      <style:text-properties officeooo:rsid="0025a70e"/>
    </style:style>
    <style:style style:name="T25" style:family="text">
      <style:text-properties officeooo:rsid="0025efdc"/>
    </style:style>
    <style:style style:name="T26" style:family="text">
      <style:text-properties officeooo:rsid="00277b6c"/>
    </style:style>
    <style:style style:name="T27" style:family="text">
      <style:text-properties officeooo:rsid="00286589"/>
    </style:style>
    <style:style style:name="T28" style:family="text">
      <style:text-properties officeooo:rsid="002d96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Reference for Git Processes on GitHub</text:p>
      <text:p text:style-name="P3">Chris Ahlstrom</text:p>
      <text:p text:style-name="P3">2015-09-09 to 2023-0<text:span text:style-name="T17">7-</text:span><text:span text:style-name="T26">19</text:span></text:p>
      <text:p text:style-name="P2"/>
      <text:p text:style-name="P3">Creating a GitHub Repository</text:p>
      <text:p text:style-name="P2"/>
      <text:p text:style-name="Preformatted_20_Text"><text:span text:style-name="T6">First, <text:s/>create the project on </text:span><text:span text:style-name="T8">the</text:span><text:span text:style-name="T6"> computer. <text:s/>Once </text:span><text:span text:style-name="T8">project</text:span><text:span text:style-name="T6"> files are in place, run the following commands in the top directory of the project:</text:span></text:p>
      <text:p text:style-name="Preformatted_20_Text"/>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In GitHub, create the new repository (without the LICENSE and README files, which one can create locally). <text:s/>Then copy the repository URL to the system clipboard. <text:s/>We will call it $MY_GITHUB_URL. <text:s/>Add the remote URL, verify it, and push this local repository to it.</text:p>
      <text:p text:style-name="Preformatted_20_Text"/>
      <text:p text:style-name="Preformatted_20_Text"><text:s text:c="4"/>$ git remote add origin $MY_GITHUB_URL</text:p>
      <text:p text:style-name="Preformatted_20_Text"><text:s text:c="4"/>$ git remote -v</text:p>
      <text:p text:style-name="Preformatted_20_Text"><text:s text:c="4"/>$ git push -u origin master</text:p>
      <text:p text:style-name="Preformatted_20_Text"/>
      <text:p text:style-name="P2">Now we are ready to work, making changes locally and pushing them to GitHub.</text:p>
      <text:p text:style-name="P2"/>
      <text:p text:style-name="P3">Create a Repository on a Local Server</text:p>
      <text:p text:style-name="P3"/>
      <text:p text:style-name="P2">On a side note, if one wants to create a local repository called "proj.git" on a machine with many users, who are all in the group "devs", initialize the repository to be "shared":</text:p>
      <text:p text:style-name="Preformatted_20_Text"/>
      <text:p text:style-name="Preformatted_20_Text"><text:s text:c="4"/>$ git init --bare --shared=group proj.git</text:p>
      <text:p text:style-name="Preformatted_20_Text"/>
      <text:p text:style-name="P2">The <text:span text:style-name="T1">--bare </text:span>option avoids creating a working directory, which is desirable if the repository is to be shared. <text:s/>The <text:span text:style-name="T1">--shared</text:span> option makes the repository group-writable and <text:span text:style-name="T1">g+sx</text:span>. <text:s/>In the repository <text:span text:style-name="T1">.</text:span><text:span text:style-name="T2">git/</text:span><text:span text:style-name="T1">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
      <text:p text:style-name="Preformatted_20_Text"><text:s text:c="4"/>$ chgrp -R devs proj.git</text:p>
      <text:p text:style-name="Preformatted_20_Text"/>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GitHub. <text:s/>A simpler process can be used if one just wants to share a home repository between various local Linux computers where SSH has already been set up with keys.</text:p>
      <text:p text:style-name="P2"/>
      <text:p text:style-name="P2">Main computer (server):</text:p>
      <text:p text:style-name="Preformatted_20_Text"/>
      <text:p text:style-name="Preformatted_20_Text"><text:s text:c="4"/>$ git init</text:p>
      <text:p text:style-name="Preformatted_20_Text"><text:soft-page-break/><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user@maincomputer/pathtomycode/git/projectdir</text:p>
      <text:p text:style-name="Preformatted_20_Text"/>
      <text:p text:style-name="P3">Repository Management</text:p>
      <text:p text:style-name="P2"/>
      <text:p text:style-name="P2"><text:span text:style-name="T1">https://github.com/Kunena/Kunena-Forum/wiki/Create-a-new-branch-with-git-and-manage-branches</text:span> and others.</text:p>
      <text:p text:style-name="P2"/>
      <text:p text:style-name="Preformatted_20_Text"><text:span text:style-name="T6">In a </text:span><text:span text:style-name="T7">GitHub</text:span><text:span text:style-name="T6"> fork, keep the master branch clean (no changes pending). <text:s/>Then one can create a branch from the master. Each time one wants to commit a bug or a feature, create a branch for it, which is a copy of the master branch.</text:span></text:p>
      <text:p text:style-name="P2"/>
      <text:p text:style-name="P2">Whe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reformatted_20_Text"/>
      <text:p text:style-name="Preformatted_20_Text"><text:s text:c="4"/>$ git request-pull -p master https://github.com/ahlstromcj/sequencer64.git</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reformatted_20_Text"/>
      <text:p text:style-name="P2">When you want to modify and commit something in the branch, first checkout the branch. <text:s/>If git claims it cannot check out a branch, do the following command to tell the local git repo<text:span text:style-name="T26">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text:soft-page-break/></text:p>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3">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apt_pkg</text:span>. <text:s/>Even if <text:span text:style-name="T1">python-apt</text:span> or <text:span text:style-name="T1">python3-apt</text:span> are installed.</text:p>
      <text:p text:style-name="P2"/>
      <text:p text:style-name="P3">Caching ones credentials (be careful!)</text:p>
      <text:p text:style-name="Preformatted_20_Text"/>
      <text:p text:style-name="Preformatted_20_Text"><text:s text:c="4"/>$ git config credential.helper store</text:p>
      <text:p text:style-name="P2"/>
      <text:p text:style-name="P3"><text:soft-page-break/>Pulls and merges</text:p>
      <text:p text:style-name="P2"/>
      <text:p text:style-name="P2">For a GitHub project, one can use the handy "Merge pull request" button on the project page, or do it from the command line.</text:p>
      <text:p text:style-name="P2"/>
      <text:p text:style-name="P2"><text:span text:style-name="T1">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3">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6"/>
      <text:p text:style-name="P4">Rules for a Git commit message</text:p>
      <text:p text:style-name="P6"/>
      <text:list xml:id="list4123318953" text:style-name="L1">
        <text:list-item>
          <text:p text:style-name="P8">Do NOT end the Subject line with a period.</text:p>
        </text:list-item>
        <text:list-item>
          <text:p text:style-name="P8"><text:span text:style-name="T24">S</text:span>eparate Subject from Body with a BLANK LINE.</text:p>
        </text:list-item>
        <text:list-item>
          <text:p text:style-name="P8">Capitalize the Subject line and each paragraph.</text:p>
        </text:list-item>
        <text:list-item>
          <text:p text:style-name="P8">Wrap lines at 72 characters.</text:p>
        </text:list-item>
      </text:list>
      <text:p text:style-name="P2"/>
      <text:p text:style-name="P3"><text:span text:style-name="T27">Making a GitHub </text:span>Release</text:p>
      <text:p text:style-name="P2"/>
      <text:p text:style-name="P2">Steps for making a release:</text:p>
      <text:p text:style-name="Preformatted_20_Text"/>
      <text:list xml:id="list418304099" text:style-name="L2">
        <text:list-item>
          <text:p text:style-name="P9">Make sure the working branch builds and runs properly for the <text:span text:style-name="T1">rtmidi</text:span>, <text:span text:style-name="T1">portmidi</text:span>, debug, Windows, and command-line versions, and all changes are pushed to GitHub.</text:p>
        </text:list-item>
        <text:list-item>
          <text:p text:style-name="P9">Run "./bootstreap --full-clean".</text:p>
        </text:list-item>
        <text:list-item>
          <text:p text:style-name="P9">Check out the "master" branch and merge the working branch into it.</text:p>
        </text:list-item>
        <text:list-item>
          <text:p text:style-name="P9">Make sure the version numbering and dates are current in <text:span text:style-name="T1">configure.ac</text:span>, <text:span text:style-name="T1">VERSION</text:span>, <text:span text:style-name="T1">README.md</text:span>, <text:span text:style-name="T1">RELNOTES</text:span>, i<text:span text:style-name="T1">nclude/qt/portmidi/seq66-config.h</text:span>, <text:span text:style-name="T1">include/qt/rtmidi/seq66-config.h</text:span>, <text:span text:style-name="T1">seq66-user-manual.tex</text:span>, and ...?</text:p>
        </text:list-item>
        <text:list-item>
          <text:p text:style-name="P9">Update the <text:span text:style-name="T1">README.md</text:span> and <text:span text:style-name="T1">RELNOTES</text:span><text:span text:style-name="T20"> files and the </text:span><text:span text:style-name="T5">seq66-user-manual.tex</text:span><text:span text:style-name="T20"> files for version and dates, and any </text:span><text:soft-page-break/><text:span text:style-name="T20">other updates that reflect important changes for the new release. </text:span><text:span text:style-name="T18"><text:s/></text:span><text:span text:style-name="T20">S</text:span>ee below.</text:p>
        </text:list-item>
        <text:list-item>
          <text:p text:style-name="P9">Verify the master branch builds (".<text:span text:style-name="T1">/bootstrap -er</text:span>" followed by "<text:span text:style-name="T1">make</text:span>") and runs.</text:p>
        </text:list-item>
        <text:list-item>
          <text:p text:style-name="P9">Update the files in the "<text:span text:style-name="T1">nsis</text:span>" directory to the latest version, and update the <text:span text:style-name="T1">readmes</text:span> and <text:span text:style-name="T1">license</text:span> files as necessary.</text:p>
        </text:list-item>
        <text:list-item>
          <text:p text:style-name="P12">Remove any temporary/test tunes from <text:span text:style-name="T1">data/midi</text:span>.</text:p>
        </text:list-item>
        <text:list-item>
          <text:p text:style-name="P10">Verify that the Windows version builds, runs, and that the Windows installer is created and works. Verify the configuration files in <text:a xlink:type="simple" xlink:href="../../../../../../../../../../C:/Users/user/AppData/Local/seq66" text:style-name="Internet_20_link" text:visited-style-name="Visited_20_Internet_20_Link"><text:span text:style-name="T1">C:/Users/user/AppData/Local/seq66</text:span></text:a>.</text:p>
        </text:list-item>
        <text:list-item>
          <text:p text:style-name="P12">Copy <text:span text:style-name="T1">seq66-release-64/Seq66qt5/qpseq66-release-package-x64-0.99.6.7z </text:span><text:span text:style-name="T21">(the portable “Zip” file)</text:span><text:span text:style-name="T4"> </text:span><text:span text:style-name="T18">and </text:span><text:span text:style-name="T1">seq66/release/seq66_setup_x64-0.99.6.exe</text:span><text:span text:style-name="T18"> </text:span><text:span text:style-name="T21">(the 32-bit NSIS installer for the 64-bit </text:span><text:span text:style-name="T4">qpseq66.exe</text:span><text:span text:style-name="T21">) </text:span><text:span text:style-name="T18">to the top directory or some other safe place for later upload to GitHub.</text:span></text:p>
        </text:list-item>
        <text:list-item>
          <text:p text:style-name="P9">Go to "<text:span text:style-name="T1">doc/latex</text:span>" and run "<text:span text:style-name="T1">make</text:span>" to rebuild the PDF manual.</text:p>
        </text:list-item>
        <text:list-item>
          <text:p text:style-name="P9">Run "<text:span text:style-name="T1">git2cl &gt; cl.txt</text:span>" and use it to update the <text:span text:style-name="T1">Changelog</text:span> file.</text:p>
        </text:list-item>
        <text:list-item>
          <text:p text:style-name="P9">Commit this release build <text:span text:style-name="T1">without</text:span> the "-m" option. <text:s/>Instead, read the <text:span text:style-name="T1">RELNOTES</text:span> file into the commit message. See the commit-message rules below.</text:p>
        </text:list-item>
        <text:list-item>
          <text:p text:style-name="P9">Push the release.</text:p>
        </text:list-item>
        <text:list-item>
          <text:p text:style-name="P9">Get the HEAD checksum and use it to create the tag <text:span text:style-name="T22">such as “0.99.6”</text:span> with a simple message about the version number. <text:span text:style-name="T22">Push this tag to GitHub.</text:span></text:p>
        </text:list-item>
        <text:list-item>
          <text:p text:style-name="P13">In GitHub, update the “About” message with the version and date.</text:p>
        </text:list-item>
        <text:list-item>
          <text:p text:style-name="P11">On GitHub, create a release with a name of the form "Fancy Name 0.99.<text:span text:style-name="T23">6</text:span>". <text:s/></text:p>
          <text:list>
            <text:list-item>
              <text:p text:style-name="P13">Type a short but complete description of the main features of the release.</text:p>
            </text:list-item>
            <text:list-item>
              <text:p text:style-name="P11">Add the Windows installer<text:span text:style-name="T1"> </text:span><text:span text:style-name="T3">seq66_setup_x64_0.99.6.exe</text:span><text:span text:style-name="T19"> and</text:span><text:span text:style-name="T3"> qpseq-release-package-x64-0.99.g.7z</text:span><text:span text:style-name="T1"> </text:span>to the release packages.</text:p>
            </text:list-item>
            <text:list-item>
              <text:p text:style-name="P13">In the “Choose a tag” dropdown, select the created tag (e.g. 0.99.6).</text:p>
            </text:list-item>
            <text:list-item>
              <text:p text:style-name="P13">Click the “Set as latest release” button.</text:p>
            </text:list-item>
            <text:list-item>
              <text:p text:style-name="P13">Click the “Publish release” button; verify that it shows up in the main “seq66” page.</text:p>
            </text:list-item>
          </text:list>
        </text:list-item>
        <text:list-item>
          <text:p text:style-name="P13">Follow up with any comments or closures of issues.</text:p>
        </text:list-item>
      </text:list>
      <text:p text:style-name="P2"/>
      <text:p text:style-name="P3">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24">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text:span text:style-name="T28">E</text:span>ach tag to be published needs to be pushed as well. <text:s/>Also note that, if the commit hash is missing, HEAD is assumed.</text:p>
      <text:p text:style-name="Preformatted_20_Text"><text:soft-page-break/></text:p>
      <text:p text:style-name="Preformatted_20_Text"><text:s text:c="4"/>$ hub release create -a prebuilt.zip -m 'release title' tag-name</text:p>
      <text:p text:style-name="Preformatted_20_Text"/>
      <text:list xml:id="list3624258560" text:style-name="L3">
        <text:list-item>
          <text:p text:style-name="P14">Prompts for your password the first time, and then automatically.</text:p>
        </text:list-item>
        <text:list-item>
          <text:p text:style-name="P14">Creates and stores an API token locally.</text:p>
        </text:list-item>
        <text:list-item>
          <text:p text:style-name="P14">Creates a non-annotated tag on the remote called tag-name.</text:p>
        </text:list-item>
        <text:list-item>
          <text:p text:style-name="P14">Creates a release associated to that tag.</text:p>
        </text:list-item>
        <text:list-item>
          <text:p text:style-name="P14">Uploads prebuilt.zip as an attachment.</text:p>
        </text:list-item>
      </text:list>
      <text:p text:style-name="P2"/>
      <text:p text:style-name="P3">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oft-page-break/><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3">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http://www.draconianoverlord.com/2013/09/07/no-cherry-picking.html</text:span></text:p>
      <text:p text:style-name="Preformatted_20_Text"/>
      <text:p text:style-name="P3">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25">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3">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text:soft-page-break/></text:p>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3">Log information</text:p>
      <text:p text:style-name="P2"/>
      <text:p text:style-name="P2">We add to our <text:span text:style-name="T1">ChangeLog</text:span> using the <text:span text:style-name="T12">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3">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https://jayenashar.wordpress.com/2014/03/07/git-status-sorted-by-last-modified-timestamp/</text:span></text:a>, <text:span text:style-name="T12">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3">Listing issues</text:p>
      <text:p text:style-name="P2"/>
      <text:p text:style-name="Preformatted_20_Text"><text:span text:style-name="T6">See </text:span><text:a xlink:type="simple" xlink:href="https://adriansieber.com/download-github-issues-from-command-line/" text:style-name="Internet_20_link" text:visited-style-name="Visited_20_Internet_20_Link"><text:span text:style-name="T10">https://adriansieber.com/download-github-issues-from-command-line/</text:span></text:a><text:span text:style-name="T10"> </text:span><text:span text:style-name="T6"><text:s text:c="2"/>Browsing to the following URL will obtain a dump of all </text:span><text:span text:style-name="T9">Seq66</text:span><text:span text:style-name="T6"> issues: </text:span><text:a xlink:type="simple" xlink:href="https://api.github.com/repos/ahlstromcj/sequencer64/issues" text:style-name="Internet_20_link" text:visited-style-name="Visited_20_Internet_20_Link"><text:span text:style-name="T10">https://api.github.com/repos/ahlstromcj/seq</text:span></text:a><text:a xlink:type="simple" xlink:href="https://api.github.com/repos/ahlstromcj/sequencer64/issues" text:style-name="Internet_20_link" text:visited-style-name="Visited_20_Internet_20_Link"><text:span text:style-name="T11">66</text:span></text:a><text:a xlink:type="simple" xlink:href="https://api.github.com/repos/ahlstromcj/sequencer64/issues" text:style-name="Internet_20_link" text:visited-style-name="Visited_20_Internet_20_Link"><text:span text:style-name="T10">/issues</text:span></text:a><text:span text:style-name="T6">). <text:s/>This dump needs programming to </text:span><text:span text:style-name="T13">whip</text:span><text:span text:style-name="T6"> it into human-readable form.</text:span></text:p>
      <text:p text:style-name="P2"/>
      <text:p text:style-name="P7"><text:span text:style-name="T12"><text:s text:c="9"/></text:span><text:span text:style-name="T15">$ </text:span><text:span text:style-name="T14">http -b https://api.github.com/repos/ahlstromcj/seq6</text:span><text:span text:style-name="T16">6</text:span><text:span text:style-name="T14">/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3">Git Submodules</text:p>
      <text:p text:style-name="P2"><text:soft-page-break/></text:p>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3">Creating a <text:span text:style-name="T12">P</text:span>ersonal GitHub Site</text:p>
      <text:p text:style-name="P2"/>
      <text:list xml:id="list230817924" text:style-name="L4">
        <text:list-item>
          <text:p text:style-name="P15">In the upper-right corner of any page, use the "+" drop-down menu, and select "New repository". [Note: actually, go to the user-profile link (your face), then the "Your repositories" link. <text:s/>Then click the "New" button.]</text:p>
        </text:list-item>
        <text:list-item>
          <text:p text:style-name="P15">Enter <text:span text:style-name="T1">username.github.io</text:span> as the repository name. Replace username with the GitHub username. </text:p>
        </text:list-item>
        <text:list-item>
          <text:p text:style-name="P15">Under your repository name, click "Settings".</text:p>
        </text:list-item>
        <text:list-item>
          <text:p text:style-name="P15">In the "Code and automation" section of the sidebar, click "Pages".</text:p>
        </text:list-item>
        <text:list-item>
          <text:p text:style-name="P15">Click "Choose a theme". Browse and pick a theme.</text:p>
        </text:list-item>
        <text:list-item>
          <text:p text:style-name="P15">Modify the new "<text:span text:style-name="T1">README.md</text:span>" file. <text:s/>Click "Commit changes."</text:p>
        </text:list-item>
        <text:list-item>
          <text:p text:style-name="P15">The site can be changed by editing "_config.yml" in the "Code" tab. Click "Commit changes".</text:p>
        </text:list-item>
      </text:list>
      <text:p text:style-name="P2"/>
      <text:p text:style-name="P2">Note that is can take up to 20 minutes for site changes to appear. <text:s/>See <text:span text:style-name="T1">https://docs.github.com/en/pages/quickstart</text:span> for "Next <text:soft-page-break/>Steps".</text:p>
      <text:p text:style-name="P2"/>
      <text:p text:style-name="P5">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https</text:span> l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Mono" svg:font-family="'Liberation Sans Mono'"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7-19T09:48:26.673021619</dc:date>
    <meta:editing-duration>PT1H45M36S</meta:editing-duration>
    <meta:editing-cycles>19</meta:editing-cycles>
    <meta:generator>LibreOffice/6.4.7.2$Linux_X86_64 LibreOffice_project/40$Build-2</meta:generator>
    <meta:print-date>2023-07-19T09:36:13.289541028</meta:print-date>
    <meta:document-statistic meta:table-count="0" meta:image-count="0" meta:object-count="0" meta:page-count="10" meta:paragraph-count="286" meta:word-count="3186" meta:character-count="19551" meta:non-whitespace-character-count="15964"/>
  </office:meta>
</office:document-meta>
</file>